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199cm" fo:min-width="0.129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457cm" fo:min-width="1.387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0.23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2.272cm" fo:min-width="3.419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2.042cm" fo:min-width="3.062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004cm" fo:min-width="0.516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147cm" fo:min-width="0.643cm"/>
    </style:style>
    <style:style style:name="gr11" style:family="graphic" style:parent-style-name="standard">
      <style:graphic-properties svg:stroke-color="#ff4000" draw:fill-color="#ffffff" draw:opacity="100%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ff4000" draw:fill="solid" draw:fill-color="#ffffff" draw:textarea-horizontal-align="justify" draw:textarea-vertical-align="middle" draw:auto-grow-height="false" fo:min-height="0.196cm" fo:min-width="0cm"/>
    </style:style>
    <style:style style:name="gr13" style:family="graphic" style:parent-style-name="standard">
      <style:graphic-properties svg:stroke-color="#ff4000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solid" svg:stroke-width="0.028cm" svg:stroke-color="#ff4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5" style:family="graphic" style:parent-style-name="objectwithoutfill">
      <style:graphic-properties svg:stroke-color="#ff4000" draw:fill="solid" draw:textarea-vertical-align="middle"/>
    </style:style>
    <style:style style:name="gr16" style:family="graphic" style:parent-style-name="standard">
      <style:graphic-properties svg:stroke-color="#2a6099" draw:fill-color="#ffffff" draw:opacity="100%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color="#2a6099" draw:fill="solid" draw:fill-color="#ffffff" draw:textarea-horizontal-align="justify" draw:textarea-vertical-align="middle" draw:auto-grow-height="false" fo:min-height="0.196cm" fo:min-width="0cm"/>
    </style:style>
    <style:style style:name="gr18" style:family="graphic" style:parent-style-name="standard">
      <style:graphic-properties svg:stroke-color="#2a6099" draw:fill-color="#00000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solid" svg:stroke-width="0.028cm" svg:stroke-color="#2a6099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20" style:family="graphic" style:parent-style-name="objectwithoutfill">
      <style:graphic-properties svg:stroke-color="#2a6099" draw:fill="solid" draw:textarea-vertical-align="middle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389cm"/>
      <style:paragraph-properties style:writing-mode="lr-tb"/>
    </style:style>
    <style:style style:name="gr22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438cm" fo:min-width="1.331cm" draw:shadow="visible" draw:shadow-offset-x="0.071cm" draw:shadow-offset-y="0.07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="gradient" draw:fill-gradient-name="Gradient_20_8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889cm" svg:height="0.635cm" svg:x="8.874cm" svg:y="4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889cm" svg:height="0.635cm" svg:x="6.842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.667cm" svg:height="2.413cm" svg:x="6.969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04cm" svg:height="0.635cm" draw:transform="rotate (0.493928178314395) translate (7.096cm 5.8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889cm" svg:height="0.381cm" svg:x="7.858cm" svg:y="6.441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1.04cm" svg:height="0.635cm" draw:transform="rotate (0.493928178314395) translate (8.291cm 5.874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g>
            <draw:custom-shape draw:style-name="gr5" draw:text-style-name="P4" draw:layer="layout" svg:width="0.381cm" svg:height="0.381cm" svg:x="7.604cm" svg:y="5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127cm" svg:height="0.127cm" svg:x="7.756cm" svg:y="5.95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5" draw:text-style-name="P4" draw:layer="layout" svg:width="0.381cm" svg:height="0.381cm" svg:x="8.874cm" svg:y="5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127cm" svg:height="0.127cm" svg:x="9.026cm" svg:y="5.95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path draw:style-name="gr6" draw:text-style-name="P5" draw:layer="layout" svg:width="0.69cm" svg:height="0.174cm" svg:x="7.928cm" svg:y="6.936cm" svg:viewBox="0 0 691 175" svg:d="M0 86c98 13 78 131 311 74 402-70 372-160 372-160h8">
            <text:p/>
          </draw:path>
        </draw:g>
        <draw:g>
          <draw:custom-shape draw:style-name="gr7" draw:text-style-name="P3" draw:layer="layout" svg:width="4.191cm" svg:height="2.794cm" svg:x="2.016cm" svg:y="1.6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3.81cm" svg:height="2.54cm" svg:x="2.206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3" draw:layer="layout" svg:width="1.016cm" svg:height="0.254cm" svg:x="2.397cm" svg:y="4.42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143cm" svg:height="1.397cm" svg:x="2.524cm" svg:y="2.77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1" draw:layer="layout" svg:width="0.232cm" svg:height="0.166cm" svg:x="3.181cm" svg:y="2.7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232cm" svg:height="0.166cm" svg:x="2.651cm" svg:y="2.8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2" draw:layer="layout" svg:width="0.696cm" svg:height="0.63cm" svg:x="2.684cm" svg:y="2.8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72cm" svg:height="0.165cm" draw:transform="skewX (-0.00610865238198032) rotate (0.493928178314395) translate (2.717cm 3.05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32cm" svg:height="0.099cm" svg:x="2.916cm" svg:y="3.203cm">
              <text:p/>
  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3" draw:text-style-name="P3" draw:layer="layout" svg:width="0.272cm" svg:height="0.166cm" draw:transform="rotate (0.493928178314395) translate (3.029cm 3.056cm)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g>
              <draw:custom-shape draw:style-name="gr14" draw:text-style-name="P4" draw:layer="layout" svg:width="0.099cm" svg:height="0.099cm" svg:x="2.85cm" svg:y="3.0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3" draw:layer="layout" svg:width="0.034cm" svg:height="0.033cm" svg:x="2.889cm" svg:y="3.0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custom-shape draw:style-name="gr14" draw:text-style-name="P4" draw:layer="layout" svg:width="0.099cm" svg:height="0.099cm" svg:x="3.181cm" svg:y="3.0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3" draw:layer="layout" svg:width="0.033cm" svg:height="0.033cm" svg:x="3.221cm" svg:y="3.0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path draw:style-name="gr15" draw:text-style-name="P5" draw:layer="layout" svg:width="0.179cm" svg:height="0.045cm" svg:x="2.934cm" svg:y="3.333cm" svg:viewBox="0 0 180 46" svg:d="M0 22c26 4 20 35 81 20 105-19 97-42 97-42h2">
              <text:p/>
            </draw:path>
          </draw:g>
          <draw:g>
            <draw:custom-shape draw:style-name="gr16" draw:text-style-name="P1" draw:layer="layout" svg:width="0.232cm" svg:height="0.166cm" svg:x="3.181cm" svg:y="3.5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" draw:layer="layout" svg:width="0.232cm" svg:height="0.166cm" svg:x="2.651cm" svg:y="3.5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2" draw:layer="layout" svg:width="0.696cm" svg:height="0.63cm" svg:x="2.684cm" svg:y="3.5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3" draw:layer="layout" svg:width="0.272cm" svg:height="0.165cm" draw:transform="skewX (-0.00610865238198032) rotate (0.493928178314395) translate (2.717cm 3.7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3" draw:layer="layout" svg:width="0.232cm" svg:height="0.099cm" svg:x="2.916cm" svg:y="3.937cm">
              <text:p/>
  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3" draw:layer="layout" svg:width="0.272cm" svg:height="0.166cm" draw:transform="rotate (0.493928178314395) translate (3.029cm 3.79cm)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g>
              <draw:custom-shape draw:style-name="gr19" draw:text-style-name="P4" draw:layer="layout" svg:width="0.099cm" svg:height="0.099cm" svg:x="2.85cm" svg:y="3.77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3" draw:layer="layout" svg:width="0.034cm" svg:height="0.033cm" svg:x="2.889cm" svg:y="3.8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custom-shape draw:style-name="gr19" draw:text-style-name="P4" draw:layer="layout" svg:width="0.099cm" svg:height="0.099cm" svg:x="3.181cm" svg:y="3.77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3" draw:layer="layout" svg:width="0.033cm" svg:height="0.033cm" svg:x="3.221cm" svg:y="3.8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path draw:style-name="gr20" draw:text-style-name="P5" draw:layer="layout" svg:width="0.179cm" svg:height="0.045cm" svg:x="2.934cm" svg:y="4.067cm" svg:viewBox="0 0 180 46" svg:d="M0 22c26 4 20 35 81 20 105-19 97-42 97-42h2">
              <text:p/>
            </draw:path>
          </draw:g>
          <draw:custom-shape draw:style-name="gr21" draw:text-style-name="P7" draw:layer="layout" svg:width="0.889cm" svg:height="0.254cm" svg:x="2.524cm" svg:y="2.524cm">
            <text:p text:style-name="P6"><text:span text:style-name="T1">Choos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8" draw:layer="layout" svg:width="1.905cm" svg:height="0.762cm" svg:x="3.818cm" svg:y="2.973cm">
            <text:p text:style-name="P6">Do I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9" draw:layer="layout" svg:width="3.956cm" svg:height="0.962cm" svg:x="2.143cm" svg:y="1.635cm">
            <draw:text-box>
              <text:p>Pandas GUI</text:p>
            </draw:text-box>
          </draw:frame>
          <draw:custom-shape draw:style-name="gr9" draw:text-style-name="P3" draw:layer="layout" svg:width="1.016cm" svg:height="0.254cm" svg:x="4.81cm" svg:y="4.429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ellipsoid" draw:cx="50%" draw:cy="50%" draw:start-color="#dde8cb" draw:end-color="#ffd7d7" draw:start-intensity="100%" draw:end-intensity="100%" draw:angle="0" draw:border="0%"/>
    <draw:gradient draw:name="Gradient_20_2" draw:display-name="Gradient 2" draw:style="ellipsoid" draw:cx="50%" draw:cy="50%" draw:start-color="#999999" draw:end-color="#ffd7d7" draw:start-intensity="100%" draw:end-intensity="100%" draw:angle="0" draw:border="0%"/>
    <draw:gradient draw:name="Gradient_20_3" draw:display-name="Gradient 3" draw:style="ellipsoid" draw:cx="50%" draw:cy="50%" draw:start-color="#999999" draw:end-color="#dddddd" draw:start-intensity="100%" draw:end-intensity="100%" draw:angle="0" draw:border="0%"/>
    <draw:gradient draw:name="Gradient_20_4" draw:display-name="Gradient 4" draw:style="radial" draw:cx="50%" draw:cy="50%" draw:start-color="#999999" draw:end-color="#dddddd" draw:start-intensity="100%" draw:end-intensity="100%" draw:border="0%"/>
    <draw:gradient draw:name="Gradient_20_5" draw:display-name="Gradient 5" draw:style="square" draw:cx="50%" draw:cy="50%" draw:start-color="#999999" draw:end-color="#dddddd" draw:start-intensity="100%" draw:end-intensity="100%" draw:angle="0" draw:border="0%"/>
    <draw:gradient draw:name="Gradient_20_6" draw:display-name="Gradient 6" draw:style="ellipsoid" draw:cx="50%" draw:cy="50%" draw:start-color="#666666" draw:end-color="#dddddd" draw:start-intensity="100%" draw:end-intensity="100%" draw:angle="0" draw:border="0%"/>
    <draw:gradient draw:name="Gradient_20_7" draw:display-name="Gradient 7" draw:style="linear" draw:start-color="#666666" draw:end-color="#dddddd" draw:start-intensity="100%" draw:end-intensity="100%" draw:angle="0" draw:border="0%"/>
    <draw:gradient draw:name="Gradient_20_8" draw:display-name="Gradient 8" draw:style="linear" draw:start-color="#b2b2b2" draw:end-color="#dddddd" draw:start-intensity="100%" draw:end-intensity="100%" draw:angle="0" draw:border="0%"/>
    <draw:gradient draw:name="Pastel_20_Bouquet" draw:display-name="Pastel Bouquet" draw:style="ellipsoid" draw:cx="50%" draw:cy="50%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5T13:19:47.693519385</meta:creation-date>
    <dc:date>2022-02-25T13:57:28.418114516</dc:date>
    <meta:editing-duration>PT6M35S</meta:editing-duration>
    <meta:editing-cycles>2</meta:editing-cycles>
    <meta:generator>LibreOffice/6.4.7.2$Linux_X86_64 LibreOffice_project/40$Build-2</meta:generator>
    <meta:document-statistic meta:object-count="51"/>
  </office:meta>
</office:document-meta>
</file>